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3043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77bc65" fo:wrap-option="wrap" fo:border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77bc65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12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4"/>
        <table:table-column table:style-name="co2" table:number-columns-repeated="1018" table:default-cell-style-name="ce12"/>
        <table:table-row table:style-name="ro1">
          <table:table-cell table:style-name="ce3" office:value-type="string" calcext:value-type="string">
            <text:p>Task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Priority</text:p>
          </table:table-cell>
          <table:table-cell table:style-name="ce11" office:value-type="string" calcext:value-type="string">
            <text:p>Effort</text:p>
          </table:table-cell>
          <table:table-cell table:style-name="ce11" office:value-type="string" calcext:value-type="string">
            <text:p>Where</text:p>
          </table:table-cell>
          <table:table-cell table:style-name="ce11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dd a README on GitHub</text:p>
          </table:table-cell>
          <table:table-cell table:style-name="ce10" office:value-type="string" calcext:value-type="string">
            <text:p>Doc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eate vignettes to demonstrate package functioning and see how user-friendly functions a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Check and improve documentation for existing function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e Rmd to export analyses with shinyMeta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emove select species to exclude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de to compute diversity per camera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 spec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ot diversity per camera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 spec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 facetting columns in interface for plot bar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 species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orrect bug → show cameras for mica dat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Change clean_data arguments: remove mapping and replace it with cast types directly named as the columns. Also adapt interface, tests and vignettes.</text:p>
          </table:table-cell>
          <table:table-cell table:style-name="ce10" office:value-type="string" calcext:value-type="string">
            <text:p>Interface + 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dd option to filter out cameras filtered when removing the species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Low</text:p>
          </table:table-cell>
          <table:table-cell table:style-name="ce14" office:value-type="string" calcext:value-type="string">
            <text:p>Mid</text:p>
          </table:table-cell>
          <table:table-cell table:style-name="ce14" office:value-type="string" calcext:value-type="string">
            <text:p>Select data</text:p>
          </table:table-cell>
          <table:table-cell table:style-name="ce14"/>
          <table:table-cell table:number-columns-repeated="1018"/>
        </table:table-row>
        <table:table-row table:style-name="ro1">
          <table:table-cell office:value-type="string" calcext:value-type="string">
            <text:p>Create interface for one species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de for one species: compute activity times, plot activity times, compute naive occupanc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dd new module to select dat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elect data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Select data functions → based on species or on cameras</text:p>
          </table:table-cell>
          <table:table-cell table:style-name="ce10" office:value-type="string" calcext:value-type="string">
            <text:p>Interface + 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elect data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Select data functions → based </text:span>on values of a third column</text:p>
          </table:table-cell>
          <table:table-cell office:value-type="string" calcext:value-type="string">
            <text:p>Interface + 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Correct trapping nights bug (when camera df provided but no setup or retrieval)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eras summary: better way to show cod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d validate statements to prevent from using empty tables if no cameras or no species selected (or incompatible cameras/species)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ot map : add camera info on map on click: camera ID, start/end, species see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amera activity: add option for setup/retrieval boxe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ecies summary: create function (species, seen on x cameras, RAI, n pics)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emove Two specie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Two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Select data functions → based </text:span>on dates</text:p>
          </table:table-cell>
          <table:table-cell office:value-type="string" calcext:value-type="string">
            <text:p>Interface + 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emove magrittr dependency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emove ShinyDashboard and lubridate dependency?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Mid</text:p>
          </table:table-cell>
          <table:table-cell table:style-name="ce14" office:value-type="string" calcext:value-type="string">
            <text:p>Small</text:p>
          </table:table-cell>
          <table:table-cell table:style-name="ce14" office:value-type="string" calcext:value-type="string">
            <text:p>All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7" office:value-type="string" calcext:value-type="string">
            <text:p>Change package description (This package…)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tter theme (colors, fonts)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 option to give datasets in input for Shin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Change format table arguments (remove mapping and use column names directly in cast_types). <text:s/>Also adapt interface, tests and vignettes.</text:p>
          </table:table-cell>
          <table:table-cell table:style-name="ce10" office:value-type="string" calcext:value-type="string">
            <text:p>Interface + 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Remove date format box but create custom date parsing function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rrange date time (Radio buttons on the left and date or date time on the right in vertical format)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ove coordinates format below lon/lat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d info (?) next to columns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?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dapt functions arguments: eg for clean_data allow the user to provide dfcam and dfrec, and dfrec can also be a datapackage object that will be handled differently (eg remove data also in metadata)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Update the way of counting camera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pdate species count (take into account only species)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Correct activity times to match newly computed times from camer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Move map and cameras in column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ot map: create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a activity: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a activity: add option for custom colors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 activity: add option for axis ticks width and date formatting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s summary: add nb of species seen on camera and npic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 checkbox print name besides camera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y clean_data to remove camera columns after spli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y data import to get only 2 components (remove $data layer) and adapt other functions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y plot_species_bars to allow to plot non-animals too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plit code functions in several file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name lat/lon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lace cameras before lon lat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dd a format argument instead of tryFormats in add_tryformats</text:p>
          </table:table-cell>
          <table:table-cell table:style-name="ce14" office:value-type="string" calcext:value-type="string">
            <text:p>Code</text:p>
          </table:table-cell>
          <table:table-cell table:number-columns-repeated="2" table:style-name="ce14" office:value-type="string" calcext:value-type="string">
            <text:p>Small</text:p>
          </table:table-cell>
          <table:table-cell table:style-name="ce14" office:value-type="string" calcext:value-type="string">
            <text:p>Import</text:p>
          </table:table-cell>
          <table:table-cell table:style-name="ce14"/>
          <table:table-cell table:number-columns-repeated="1018"/>
        </table:table-row>
        <table:table-row table:style-name="ro2">
          <table:table-cell office:value-type="string" calcext:value-type="string">
            <text:p>More flexible data cleaning functions → add options to filter NA, to reorder etc.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Small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ce lat besides lon and retrieval besides setu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comodate either date or datetime or date + time in camera setu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tomatically choose date + time or datetime on data impor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 activity: add checkbox to tick show setup/retrieval times or not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ot species bars : add code to take into account non-species</text:p>
          </table:table-cell>
          <table:table-cell table:number-columns-repeated="1023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59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30:29.033115073</meta:creation-date>
    <dc:date>2023-04-27T14:20:32.098866743</dc:date>
    <meta:editing-duration>PT19H48M53S</meta:editing-duration>
    <meta:editing-cycles>25</meta:editing-cycles>
    <meta:generator>LibreOffice/7.5.2.2$Linux_X86_64 LibreOffice_project/50$Build-2</meta:generator>
    <meta:document-statistic meta:table-count="1" meta:cell-count="312" meta:object-count="0"/>
  </office:meta>
</office:document-meta>
</file>